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"/>
    <style:font-face style:name="AmazonEmber-Regular" svg:font-family="AmazonEmber-Regular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1.46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163.5pt"/>
    </style:style>
    <style:style style:name="co4" style:family="table-column">
      <style:table-column-properties fo:break-before="auto" style:column-width="107.94pt"/>
    </style:style>
    <style:style style:name="co5" style:family="table-column">
      <style:table-column-properties fo:break-before="auto" style:column-width="247.66pt"/>
    </style:style>
    <style:style style:name="co6" style:family="table-column">
      <style:table-column-properties fo:break-before="auto" style:column-width="144.45pt"/>
    </style:style>
    <style:style style:name="co7" style:family="table-column">
      <style:table-column-properties fo:break-before="auto" style:column-width="73.84pt"/>
    </style:style>
    <style:style style:name="co8" style:family="table-column">
      <style:table-column-properties fo:break-before="auto" style:column-width="170.59pt"/>
    </style:style>
    <style:style style:name="co9" style:family="table-column">
      <style:table-column-properties fo:break-before="auto" style:column-width="65.91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Default">
      <style:table-cell-properties fo:background-color="#bdbdb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bdbdb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D6]))&gt;0)" style:apply-style-name="ConditionalStyle_5f_1" style:base-cell-address="Sheet1.D6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1111" style:text-outline="false" style:text-line-through-style="none" style:text-line-through-type="none" style:font-name="Amazon Ember" fo:font-size="11pt" fo:font-style="normal" fo:text-shadow="none" style:text-underline-style="none" fo:font-weight="normal" style:font-size-asian="11pt" style:font-style-asian="normal" style:font-weight-asian="normal" style:font-name-complex="Amazon Ember" style:font-size-complex="11pt" style:font-style-complex="normal" style:font-weight-complex="normal"/>
    </style:style>
    <style:style style:name="ce18" style:family="table-cell" style:parent-style-name="Default">
      <style:table-cell-properties fo:background-color="#bdbdb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D6]))&gt;0)" style:apply-style-name="ConditionalStyle_5f_1" style:base-cell-address="Sheet1.D6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bdbd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D6]))&gt;0)" style:apply-style-name="ConditionalStyle_5f_1" style:base-cell-address="Sheet1.D6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D6]))&gt;0)" style:apply-style-name="ConditionalStyle_5f_1" style:base-cell-address="Sheet1.D6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28">
      <style:table-cell-properties fo:background-color="#bdbdb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8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8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8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D6]))&gt;0)" style:apply-style-name="ConditionalStyle_5f_1" style:base-cell-address="Sheet1.D6"/>
    </style:style>
    <style:style style:name="ce38" style:family="table-cell" style:parent-style-name="Default" style:data-style-name="N128">
      <style:table-cell-properties fo:background-color="#b7e1c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8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2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D6]))&gt;0)" style:apply-style-name="ConditionalStyle_5f_1" style:base-cell-address="Sheet1.D6"/>
    </style:style>
    <style:style style:name="ce41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8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8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>
            <text:p>QTY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ART #</text:p>
          </table:table-cell>
          <table:table-cell table:style-name="ce9" office:value-type="string" calcext:value-type="string">
            <text:p>NOTES</text:p>
          </table:table-cell>
          <table:table-cell table:style-name="ce22" office:value-type="string" calcext:value-type="string">
            <text:p>Where I got it</text:p>
          </table:table-cell>
          <table:table-cell table:style-name="ce33"/>
          <table:table-cell table:style-name="ce2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Drive Motor</text:p>
          </table:table-cell>
          <table:table-cell table:style-name="ce10" office:value-type="string" calcext:value-type="string">
            <text:p>Turnigy D3542/4</text:p>
          </table:table-cell>
          <table:table-cell table:style-name="ce18" office:value-type="string" calcext:value-type="string">
            <text:p>1440KV or lower | Search for a D3542 motor</text:p>
          </table:table-cell>
          <table:table-cell table:style-name="ce23" office:value-type="string" calcext:value-type="string">
            <text:p><text:a xlink:href="https://hobbyking.com/en_us/turnigy-d3542-4-1450kv-brushless-outrunner-motor.html" xlink:type="simple">https://hobbyking.com/en_us/turnigy-d3542-4-1450kv-brushless-outrunner-motor.html</text:a></text:p>
          </table:table-cell>
          <table:table-cell table:style-name="ce34" office:value-type="float" office:value="20" calcext:value-type="float">
            <text:p><text:s/>$20.00 </text:p>
          </table:table-cell>
          <table:table-cell table:style-name="ce23" office:value-type="string" calcext:value-type="string">
            <text:p><text:a xlink:href="https://www.amazon.com/DYS-1450KV-Brushless-Outrunner-Multicopters/dp/B07J273TR9" xlink:type="simple">https://www.amazon.com/DYS-1450KV-Brushless-Outrunner-Multicopters/dp/B07J273TR9</text:a></text:p>
          </table:table-cell>
          <table:table-cell table:style-name="ce34" office:value-type="float" office:value="18" calcext:value-type="float">
            <text:p><text:s/>$18.00 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0KG Servo</text:p>
          </table:table-cell>
          <table:table-cell table:style-name="ce11" office:value-type="string" calcext:value-type="string">
            <text:p>--</text:p>
          </table:table-cell>
          <table:table-cell table:style-name="ce19" office:value-type="string" calcext:value-type="string">
            <text:p>Any 20kg servo, Digital is better</text:p>
          </table:table-cell>
          <table:table-cell table:style-name="ce24" office:value-type="string" calcext:value-type="string">
            <text:p><text:a xlink:href="https://www.amazon.com/gp/product/B01MU7TQV8/ref=ppx_yo_dt_b_search_asin_title?ie=UTF8&amp;psc=1" xlink:type="simple">https://www.amazon.com/gp/product/B01MU7TQV8/ref=ppx_yo_dt_b_search_asin_title?ie=UTF8&amp;psc=1</text:a></text:p>
          </table:table-cell>
          <table:table-cell table:style-name="ce35" office:value-type="float" office:value="16" calcext:value-type="float">
            <text:p><text:s/>$16.00 </text:p>
          </table:table-cell>
          <table:table-cell table:style-name="ce24" office:value-type="string" calcext:value-type="string">
            <text:p><text:a xlink:href="https://www.amazon.com/WEISE-Control-Waterproof-Mechanical-Fittings/dp/B073M8QT1S/ref=sr_1_27_sspa?keywords=20kg+servo&amp;qid=1582499777&amp;refinements=p_72%3A1248963011&amp;rnid=1248961011&amp;s=toys-and-games&amp;sr=1-27-spons&amp;psc=1&amp;spLa=ZW5jcnlwdGVkUXVhbGlmaWVyPUEyQkFRREpMUDFKSEQ1JmVuY3J5cHRlZElkPUEwMDQ2ODkzMTVOQlcyRE1IR1ZDVyZlbmNyeXB0ZWRBZElkPUEwNDQ5ODI1MURBRDRHOVkyMTVDRSZ3aWRnZXROYW1lPXNwX2J0ZiZhY3Rpb249Y2xpY2tSZWRpcmVjdCZkb05vdExvZ0NsaWNrPXRydWU=" xlink:type="simple">https://www.amazon.com/WEISE-Control-Waterproof-Mechanical-Fittings/dp/B073M8QT1S/ref=sr_1_27_sspa?keywords=20kg+servo&amp;qid=1582499777&amp;refinements=p_72%3A1248963011&amp;rnid=1248961011&amp;s=toys-and-games&amp;sr=1-27-spons&amp;psc=1&amp;spLa=ZW5jcnlwdGVkUXVhbGlmaWVyPUEyQkFRREpMUDFKSEQ1JmVuY3J5cHRlZElkPUEwMDQ2ODkzMTVOQlcyRE1IR1ZDVyZlbmNyeXB0ZWRBZElkPUEwNDQ5ODI1MURBRDRHOVkyMTVDRSZ3aWRnZXROYW1lPXNwX2J0ZiZhY3Rpb249Y2xpY2tSZWRpcmVjdCZkb05vdExvZ0NsaWNrPXRydWU=</text:a></text:p>
          </table:table-cell>
          <table:table-cell table:style-name="ce35" office:value-type="float" office:value="16" calcext:value-type="float">
            <text:p><text:s/>$16.00 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3S LiPo Battery</text:p>
          </table:table-cell>
          <table:table-cell table:style-name="ce12" office:value-type="string" calcext:value-type="string">
            <text:p>--</text:p>
          </table:table-cell>
          <table:table-cell table:style-name="ce20" office:value-type="string" calcext:value-type="string">
            <text:p>2,500mAh or more, 3S</text:p>
          </table:table-cell>
          <table:table-cell table:style-name="ce25" office:value-type="string" calcext:value-type="string">
            <text:p><text:a xlink:href="https://hobbyking.com/en_us/turnigy-graphene-4000mah-3s-15c-w-xt60.html" xlink:type="simple">https://hobbyking.com/en_us/turnigy-graphene-4000mah-3s-15c-w-xt60.html</text:a></text:p>
          </table:table-cell>
          <table:table-cell table:style-name="ce36" office:value-type="float" office:value="31" calcext:value-type="float">
            <text:p><text:s/>$31.00 </text:p>
          </table:table-cell>
          <table:table-cell table:style-name="ce12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rushless ESC</text:p>
          </table:table-cell>
          <table:table-cell table:style-name="ce11" office:value-type="string" calcext:value-type="string">
            <text:p>--</text:p>
          </table:table-cell>
          <table:table-cell table:style-name="ce19" office:value-type="string" calcext:value-type="string">
            <text:p>3S 80A+, Mine was expensive, there are cheaper</text:p>
          </table:table-cell>
          <table:table-cell table:style-name="ce24" office:value-type="string" calcext:value-type="string">
            <text:p><text:a xlink:href="https://www.amazon.com/gp/product/B0765Q2SVS/ref=ppx_yo_dt_b_search_asin_title?ie=UTF8&amp;psc=1" xlink:type="simple">https://www.amazon.com/gp/product/B0765Q2SVS/ref=ppx_yo_dt_b_search_asin_title?ie=UTF8&amp;psc=1</text:a></text:p>
          </table:table-cell>
          <table:table-cell table:style-name="ce35" office:value-type="float" office:value="53" calcext:value-type="float">
            <text:p><text:s/>$53.00 </text:p>
          </table:table-cell>
          <table:table-cell table:style-name="ce24" office:value-type="string" calcext:value-type="string">
            <text:p><text:a xlink:href="https://hobbyking.com/en_us/hobbykingr-x-car-120a-brushless-car-esc-sensored-sensorless.html?queryID=e491da20cd468cf632626c3644f1b2af&amp;objectID=39998&amp;indexName=hbk_live_magento_en_us_products" xlink:type="simple">https://hobbyking.com/en_us/hobbykingr-x-car-120a-brushless-car-esc-sensored-sensorless.html?queryID=e491da20cd468cf632626c3644f1b2af&amp;objectID=39998&amp;indexName=hbk_live_magento_en_us_products</text:a></text:p>
          </table:table-cell>
          <table:table-cell table:style-name="ce35" office:value-type="float" office:value="25" calcext:value-type="float">
            <text:p><text:s/>$25.00 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Shocks</text:p>
          </table:table-cell>
          <table:table-cell table:style-name="ce16" office:value-type="string" calcext:value-type="string">
            <text:p>--</text:p>
          </table:table-cell>
          <table:table-cell table:style-name="ce21" office:value-type="string" calcext:value-type="string">
            <text:p>80MM springs with integrated shocks</text:p>
          </table:table-cell>
          <table:table-cell table:style-name="ce26" office:value-type="string" calcext:value-type="string">
            <text:p><text:a xlink:href="https://www.amazon.com/gp/product/B07FS2SFQN/ref=ppx_yo_dt_b_search_asin_title?ie=UTF8&amp;psc=1" xlink:type="simple">https://www.amazon.com/gp/product/B07FS2SFQN/ref=ppx_yo_dt_b_search_asin_title?ie=UTF8&amp;psc=1</text:a></text:p>
          </table:table-cell>
          <table:table-cell table:style-name="ce37" office:value-type="float" office:value="22" calcext:value-type="float">
            <text:p><text:s/>$22.00 </text:p>
          </table:table-cell>
          <table:table-cell table:style-name="ce16"/>
          <table:table-cell table:style-name="ce37"/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2 - 6</text:p>
          </table:table-cell>
          <table:table-cell table:style-name="ce12" office:value-type="string" calcext:value-type="string">
            <text:p>rod ends</text:p>
          </table:table-cell>
          <table:table-cell table:style-name="ce12" office:value-type="string" calcext:value-type="string">
            <text:p>3mm for M3 screws</text:p>
          </table:table-cell>
          <table:table-cell table:style-name="ce20" office:value-type="string" calcext:value-type="string">
            <text:p>only 2 needed if you use 3D printed control arms</text:p>
          </table:table-cell>
          <table:table-cell table:style-name="ce27" office:value-type="string" calcext:value-type="string">
            <text:p><text:a xlink:href="https://www.amazon.com/Maxmoral-Holder-Joint-Airplane-Accessories/dp/B07SSZ1T46/ref=sr_1_1?dchild=1&amp;keywords=3mm+rod+ends&amp;qid=1586038098&amp;s=toys-and-games&amp;sr=1-1" xlink:type="simple">https://www.amazon.com/Maxmoral-Holder-Joint-Airplane-Accessories/dp/B07SSZ1T46/ref=sr_1_1?dchild=1&amp;keywords=3mm+rod+ends&amp;qid=1586038098&amp;s=toys-and-games&amp;sr=1-1</text:a></text:p>
          </table:table-cell>
          <table:table-cell table:style-name="ce36" office:value-type="float" office:value="5" calcext:value-type="float">
            <text:p><text:s/>$5.00 </text:p>
          </table:table-cell>
          <table:table-cell table:style-name="ce12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3oz+</text:p>
          </table:table-cell>
          <table:table-cell table:style-name="ce12" office:value-type="string" calcext:value-type="string">
            <text:p>PTFE Lube</text:p>
          </table:table-cell>
          <table:table-cell table:style-name="ce12"/>
          <table:table-cell table:style-name="ce20" office:value-type="string" calcext:value-type="string">
            <text:p>MUST HAVE</text:p>
          </table:table-cell>
          <table:table-cell table:style-name="ce28" office:value-type="string" calcext:value-type="string">
            <text:p><text:a xlink:href="https://www.amazon.com/gp/product/B0081JE0OO/ref=ppx_yo_dt_b_search_asin_title?ie=UTF8&amp;psc=1" xlink:type="simple">https://www.amazon.com/gp/product/B0081JE0OO/ref=ppx_yo_dt_b_search_asin_title?ie=UTF8&amp;psc=1</text:a></text:p>
          </table:table-cell>
          <table:table-cell table:style-name="ce38" office:value-type="float" office:value="12" calcext:value-type="float">
            <text:p><text:s/>$12.00 </text:p>
          </table:table-cell>
          <table:table-cell table:style-name="ce28" office:value-type="string" calcext:value-type="string">
            <text:p><text:a xlink:href="https://www.amazon.com/Super-Lube-21030-Synthetic-Grease/dp/B000XBH9HI/ref=pd_sbs_328_4/137-5480995-2813000?_encoding=UTF8&amp;pd_rd_i=B000XBH9HI&amp;pd_rd_r=6b87c46a-08cd-4b7b-800e-82b8fbf857d2&amp;pd_rd_w=cjNuY&amp;pd_rd_wg=AVey6&amp;pf_rd_p=7cd8f929-4345-4bf2-a554-7d7588b3dd5f&amp;pf_rd_r=J7YBNJV1G5J74K71E6VY&amp;refRID=J7YBNJV1G5J74K71E6VY&amp;th=1&amp;psc=1" xlink:type="simple">https://www.amazon.com/Super-Lube-21030-Synthetic-Grease/dp/B000XBH9HI/ref=pd_sbs_328_4/137-5480995-2813000?_encoding=UTF8&amp;pd_rd_i=B000XBH9HI&amp;pd_rd_r=6b87c46a-08cd-4b7b-800e-82b8fbf857d2&amp;pd_rd_w=cjNuY&amp;pd_rd_wg=AVey6&amp;pf_rd_p=7cd8f929-4345-4bf2-a554-7d7588b3dd5f&amp;pf_rd_r=J7YBNJV1G5J74K71E6VY&amp;refRID=J7YBNJV1G5J74K71E6VY&amp;th=1&amp;psc=1</text:a></text:p>
          </table:table-cell>
          <table:table-cell table:style-name="ce38" office:value-type="float" office:value="5" calcext:value-type="float">
            <text:p><text:s/>$5.00 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1 - 2</text:p>
          </table:table-cell>
          <table:table-cell table:style-name="ce11" office:value-type="string" calcext:value-type="string">
            <text:p>Differential Gear set Traxxas </text:p>
          </table:table-cell>
          <table:table-cell table:style-name="ce11" office:value-type="string" calcext:value-type="string">
            <text:p>5382X</text:p>
          </table:table-cell>
          <table:table-cell table:style-name="ce19" office:value-type="string" calcext:value-type="string">
            <text:p>For front diff</text:p>
          </table:table-cell>
          <table:table-cell table:style-name="ce29" office:value-type="string" calcext:value-type="string">
            <text:p><text:a xlink:href="https://www.amazon.com/gp/product/B000XQ3GJ8/ref=ppx_yo_dt_b_search_asin_title?ie=UTF8&amp;psc=1" xlink:type="simple">https://www.amazon.com/gp/product/B000XQ3GJ8/ref=ppx_yo_dt_b_search_asin_title?ie=UTF8&amp;psc=1</text:a></text:p>
          </table:table-cell>
          <table:table-cell table:style-name="ce35" office:value-type="float" office:value="14" calcext:value-type="float">
            <text:p><text:s/>$14.00 </text:p>
          </table:table-cell>
          <table:table-cell table:style-name="ce11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Wheels</text:p>
          </table:table-cell>
          <table:table-cell table:style-name="ce12"/>
          <table:table-cell table:style-name="ce20" office:value-type="string" calcext:value-type="string">
            <text:p>Any 100mm OD wheels will work (w/ 12mm hex)</text:p>
          </table:table-cell>
          <table:table-cell table:style-name="ce12"/>
          <table:table-cell table:style-name="ce36"/>
          <table:table-cell table:style-name="ce12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0.25kg+</text:p>
          </table:table-cell>
          <table:table-cell table:style-name="ce11" office:value-type="string" calcext:value-type="string">
            <text:p>Ninjatek Cheetah Filament </text:p>
          </table:table-cell>
          <table:table-cell table:style-name="ce11"/>
          <table:table-cell table:style-name="ce19" office:value-type="string" calcext:value-type="string">
            <text:p>for flex shaft dampers</text:p>
          </table:table-cell>
          <table:table-cell table:style-name="ce24" office:value-type="string" calcext:value-type="string">
            <text:p><text:a xlink:href="https://www.amazon.com/NinjaTek-3DCH14117505-Cheetah-Filament-TPE-5kg/dp/B078JFLR7B/ref=asc_df_B078JFLR7B/?tag=hyprod-20&amp;linkCode=df0&amp;hvadid=312229082125&amp;hvpos=&amp;hvnetw=g&amp;hvrand=15558865452202853534&amp;hvpone=&amp;hvptwo=&amp;hvqmt=&amp;hvdev=c&amp;hvdvcmdl=&amp;hvlocint=&amp;hvlocphy=9024249&amp;hvtargid=pla-637026915109&amp;psc=1" xlink:type="simple">https://www.amazon.com/NinjaTek-3DCH14117505-Cheetah-Filament-TPE-5kg/dp/B078JFLR7B/ref=asc_df_B078JFLR7B/?tag=hyprod-20&amp;linkCode=df0&amp;hvadid=312229082125&amp;hvpos=&amp;hvnetw=g&amp;hvrand=15558865452202853534&amp;hvpone=&amp;hvptwo=&amp;hvqmt=&amp;hvdev=c&amp;hvdvcmdl=&amp;hvlocint=&amp;hvlocphy=9024249&amp;hvtargid=pla-637026915109&amp;psc=1</text:a></text:p>
          </table:table-cell>
          <table:table-cell table:style-name="ce35" office:value-type="float" office:value="25" calcext:value-type="float">
            <text:p><text:s/>$25.00 </text:p>
          </table:table-cell>
          <table:table-cell table:style-name="ce24" office:value-type="string" calcext:value-type="string">
            <text:p><text:a xlink:href="https://www.bhphotovideo.com/c/product/1407565-REG/ninjatek_3dch0229005_cheetah_tpu_industrial_grade.html/?ap=y&amp;ap=y&amp;smp=y&amp;smp=y&amp;lsft=BI%3A514&amp;gclid=Cj0KCQiA4sjyBRC5ARIsAEHsELFG0-9ZY60HZdQVZpcLPCmkDIbMmFpxmzt7IB5d5oyQMUYAvnUlH3AaAn5qEALw_wcB" xlink:type="simple">https://www.bhphotovideo.com/c/product/1407565-REG/ninjatek_3dch0229005_cheetah_tpu_industrial_grade.html/?ap=y&amp;ap=y&amp;smp=y&amp;smp=y&amp;lsft=BI%3A514&amp;gclid=Cj0KCQiA4sjyBRC5ARIsAEHsELFG0-9ZY60HZdQVZpcLPCmkDIbMmFpxmzt7IB5d5oyQMUYAvnUlH3AaAn5qEALw_wcB</text:a></text:p>
          </table:table-cell>
          <table:table-cell table:style-name="ce35" office:value-type="float" office:value="21" calcext:value-type="float">
            <text:p><text:s/>$21.00 </text:p>
          </table:table-cell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Metal servo horn</text:p>
          </table:table-cell>
          <table:table-cell table:style-name="ce11"/>
          <table:table-cell table:style-name="ce19" office:value-type="string" calcext:value-type="string">
            <text:p>May come with servo</text:p>
          </table:table-cell>
          <table:table-cell table:style-name="ce11"/>
          <table:table-cell table:style-name="ce35"/>
          <table:table-cell table:style-name="ce11"/>
          <table:table-cell table:style-name="ce35"/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10x15x4mm Ball Bearings</text:p>
          </table:table-cell>
          <table:table-cell table:style-name="ce17" office:value-type="string" calcext:value-type="string">
            <text:p>10x15x4</text:p>
          </table:table-cell>
          <table:table-cell table:style-name="ce19" office:value-type="string" calcext:value-type="string">
            <text:p>for all axles aside from diffs</text:p>
          </table:table-cell>
          <table:table-cell table:style-name="ce24" office:value-type="string" calcext:value-type="string">
            <text:p><text:a xlink:href="https://www.amazon.com/10x15x4mm-Ball-Bearing-Bearings-Replaces/dp/B07FYL7HPB/ref=sr_1_8?keywords=10x15x4mm&amp;qid=1582500990&amp;s=industrial&amp;sr=1-8" xlink:type="simple">https://www.amazon.com/10x15x4mm-Ball-Bearing-Bearings-Replaces/dp/B07FYL7HPB/ref=sr_1_8?keywords=10x15x4mm&amp;qid=1582500990&amp;s=industrial&amp;sr=1-8</text:a></text:p>
          </table:table-cell>
          <table:table-cell table:style-name="ce39" office:value-type="float" office:value="10" calcext:value-type="float">
            <text:p><text:s/>$10.00 </text:p>
          </table:table-cell>
          <table:table-cell table:style-name="ce24" office:value-type="string" calcext:value-type="string">
            <text:p><text:a xlink:href="https://www.amazon.com/6700-2RS-Sealed-Bearing-Replacement-Lubricated/dp/B07V57TB45/ref=sr_1_1_sspa?crid=ZKIY7A06P11B&amp;keywords=10x15x4+bearing&amp;qid=1582501076&amp;s=industrial&amp;sprefix=10x15x4+%2Cindustrial%2C237&amp;sr=1-1-spons&amp;psc=1&amp;spLa=ZW5jcnlwdGVkUXVhbGlmaWVyPUFROTBXWEVVTUdZODUmZW5jcnlwdGVkSWQ9QTAzODQ4MjYyNVdBSloxWkM1OFFJJmVuY3J5cHRlZEFkSWQ9QTAxMjEyNTZZMDY1NzlMVUhVOEomd2lkZ2V0TmFtZT1zcF9hdGYmYWN0aW9uPWNsaWNrUmVkaXJlY3QmZG9Ob3RMb2dDbGljaz10cnVl" xlink:type="simple">https://www.amazon.com/6700-2RS-Sealed-Bearing-Replacement-Lubricated/dp/B07V57TB45/ref=sr_1_1_sspa?crid=ZKIY7A06P11B&amp;keywords=10x15x4+bearing&amp;qid=1582501076&amp;s=industrial&amp;sprefix=10x15x4+%2Cindustrial%2C237&amp;sr=1-1-spons&amp;psc=1&amp;spLa=ZW5jcnlwdGVkUXVhbGlmaWVyPUFROTBXWEVVTUdZODUmZW5jcnlwdGVkSWQ9QTAzODQ4MjYyNVdBSloxWkM1OFFJJmVuY3J5cHRlZEFkSWQ9QTAxMjEyNTZZMDY1NzlMVUhVOEomd2lkZ2V0TmFtZT1zcF9hdGYmYWN0aW9uPWNsaWNrUmVkaXJlY3QmZG9Ob3RMb2dDbGljaz10cnVl</text:a></text:p>
          </table:table-cell>
          <table:table-cell table:style-name="ce39" office:value-type="float" office:value="9" calcext:value-type="float">
            <text:p><text:s/>$9.00 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15x24x5mm Ball Bearings</text:p>
          </table:table-cell>
          <table:table-cell table:style-name="ce17" office:value-type="string" calcext:value-type="string">
            <text:p>15x24x5</text:p>
          </table:table-cell>
          <table:table-cell table:style-name="ce20" office:value-type="string" calcext:value-type="string">
            <text:p>for diffs</text:p>
          </table:table-cell>
          <table:table-cell table:style-name="ce25" office:value-type="string" calcext:value-type="string">
            <text:p><text:a xlink:href="https://www.amazon.com/gp/product/B07N5JGJVY/ref=ppx_yo_dt_b_search_asin_title?ie=UTF8&amp;psc=1" xlink:type="simple">https://www.amazon.com/gp/product/B07N5JGJVY/ref=ppx_yo_dt_b_search_asin_title?ie=UTF8&amp;psc=1</text:a></text:p>
          </table:table-cell>
          <table:table-cell table:style-name="ce36" office:value-type="float" office:value="11" calcext:value-type="float">
            <text:p><text:s/>$11.00 </text:p>
          </table:table-cell>
          <table:table-cell table:style-name="ce12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1 - 3</text:p>
          </table:table-cell>
          <table:table-cell table:style-name="ce11" office:value-type="string" calcext:value-type="string">
            <text:p>M3 threaded rod</text:p>
          </table:table-cell>
          <table:table-cell table:style-name="ce11"/>
          <table:table-cell table:style-name="ce19" office:value-type="string" calcext:value-type="string">
            <text:p>for steering link to servo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200mm+ M4 threaded rods</text:p>
          </table:table-cell>
          <table:table-cell table:style-name="ce11"/>
          <table:table-cell table:style-name="ce19" office:value-type="string" calcext:value-type="string">
            <text:p>between 200mm and 220mm</text:p>
          </table:table-cell>
          <table:table-cell table:style-name="ce11"/>
          <table:table-cell table:style-name="ce35"/>
          <table:table-cell table:style-name="ce11"/>
          <table:table-cell table:style-name="ce35"/>
          <table:table-cell table:number-columns-repeated="101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Main Drive Gear Adaptor</text:p>
          </table:table-cell>
          <table:table-cell table:style-name="ce14" office:value-type="string" calcext:value-type="string">
            <text:p>HSP 08065</text:p>
          </table:table-cell>
          <table:table-cell table:style-name="ce9" office:value-type="string" calcext:value-type="string">
            <text:p>Adapts motor 5mm shaft to main gear</text:p>
          </table:table-cell>
          <table:table-cell table:style-name="ce27" office:value-type="string" calcext:value-type="string">
            <text:p><text:a xlink:href="https://www.aliexpress.com/item/32924194118.html?spm=a2g0s.9042311.0.0.5ccf4c4d23kEFB" xlink:type="simple">https://www.aliexpress.com/item/32924194118.html?spm=a2g0s.9042311.0.0.5ccf4c4d23kEFB</text:a></text:p>
          </table:table-cell>
          <table:table-cell table:style-name="ce41" office:value-type="float" office:value="0.88" calcext:value-type="float">
            <text:p><text:s/>$0.88 </text:p>
          </table:table-cell>
          <table:table-cell table:style-name="ce31"/>
          <table:table-cell table:style-name="ce41"/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string" calcext:value-type="string">
            <text:p>M4 Nylon Nuts</text:p>
          </table:table-cell>
          <table:table-cell table:style-name="ce11"/>
          <table:table-cell table:style-name="ce19" office:value-type="string" calcext:value-type="string">
            <text:p>for chassis rods as well as to hold wheels on</text:p>
          </table:table-cell>
          <table:table-cell table:style-name="ce11"/>
          <table:table-cell table:style-name="ce35"/>
          <table:table-cell table:style-name="ce11"/>
          <table:table-cell table:style-name="ce35"/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M4x35 hex head bolts</text:p>
          </table:table-cell>
          <table:table-cell table:style-name="ce12"/>
          <table:table-cell table:style-name="ce20" office:value-type="string" calcext:value-type="string">
            <text:p>to go inside part 11c</text:p>
          </table:table-cell>
          <table:table-cell table:style-name="ce12"/>
          <table:table-cell table:style-name="ce36"/>
          <table:table-cell table:style-name="ce12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M4x 35mm Screws</text:p>
          </table:table-cell>
          <table:table-cell table:style-name="ce14"/>
          <table:table-cell table:style-name="ce9" office:value-type="string" calcext:value-type="string">
            <text:p>for lower control arm pins</text:p>
          </table:table-cell>
          <table:table-cell table:style-name="ce31"/>
          <table:table-cell table:style-name="ce41"/>
          <table:table-cell table:style-name="ce31"/>
          <table:table-cell table:style-name="ce41"/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string" calcext:value-type="string">
            <text:p>M4x 10 screws</text:p>
          </table:table-cell>
          <table:table-cell table:style-name="ce12"/>
          <table:table-cell table:style-name="ce20"/>
          <table:table-cell table:style-name="ce12"/>
          <table:table-cell table:style-name="ce36"/>
          <table:table-cell table:style-name="ce12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string" calcext:value-type="string">
            <text:p>M4 x20 screws</text:p>
          </table:table-cell>
          <table:table-cell table:style-name="ce11" table:number-columns-repeated="3"/>
          <table:table-cell table:style-name="ce35"/>
          <table:table-cell table:style-name="ce11"/>
          <table:table-cell table:style-name="ce35"/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string" calcext:value-type="string">
            <text:p>M3 nylon locking Nuts</text:p>
          </table:table-cell>
          <table:table-cell table:style-name="ce12"/>
          <table:table-cell table:style-name="ce20" office:value-type="string" calcext:value-type="string">
            <text:p>for dog bones and other things</text:p>
          </table:table-cell>
          <table:table-cell table:style-name="ce12"/>
          <table:table-cell table:style-name="ce36"/>
          <table:table-cell table:style-name="ce12"/>
          <table:table-cell table:style-name="ce36"/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12" office:value-type="string" calcext:value-type="string">
            <text:p>M3x25 Screws</text:p>
          </table:table-cell>
          <table:table-cell table:style-name="ce12"/>
          <table:table-cell table:style-name="ce20"/>
          <table:table-cell table:style-name="ce12"/>
          <table:table-cell table:style-name="ce42"/>
          <table:table-cell table:style-name="ce12"/>
          <table:table-cell table:style-name="ce42"/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M3x12 Screws</text:p>
          </table:table-cell>
          <table:table-cell table:style-name="ce11"/>
          <table:table-cell table:style-name="ce19"/>
          <table:table-cell table:style-name="ce13"/>
          <table:table-cell table:style-name="ce43"/>
          <table:table-cell table:style-name="ce13"/>
          <table:table-cell table:style-name="ce43"/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15" office:value-type="string" calcext:value-type="string">
            <text:p>M3 x 16 Screw</text:p>
          </table:table-cell>
          <table:table-cell table:style-name="ce12"/>
          <table:table-cell table:style-name="ce20" office:value-type="string" calcext:value-type="string">
            <text:p>needed for many things</text:p>
          </table:table-cell>
          <table:table-cell table:style-name="ce12"/>
          <table:table-cell table:style-name="ce36"/>
          <table:table-cell table:style-name="ce12"/>
          <table:table-cell table:style-name="ce36"/>
          <table:table-cell table:number-columns-repeated="1015"/>
        </table:table-row>
        <table:table-row table:style-name="ro1">
          <table:table-cell table:style-name="ce1"/>
          <table:table-cell table:style-name="ce8"/>
          <table:table-cell table:style-name="ce14" table:number-columns-repeated="2"/>
          <table:table-cell table:style-name="ce9"/>
          <table:table-cell table:style-name="ce32"/>
          <table:table-cell table:style-name="ce41"/>
          <table:table-cell table:style-name="ce31"/>
          <table:table-cell table:style-name="ce41"/>
          <table:table-cell table:number-columns-repeated="101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Tamiya TT01 TT01E </text:p>
          </table:table-cell>
          <table:table-cell/>
          <table:table-cell office:value-type="string" calcext:value-type="string">
            <text:p>https://www.amazon.com/Hobbypower-Alloy-Carbon-Racing-Touring/dp/B00NYR8D1O/ref=sr_1_8?dchild=1&amp;keywords=rc+car+kit&amp;qid=1586733946&amp;sr=8-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omeMade ESC</text:p>
          </table:table-cell>
          <table:table-cell/>
          <table:table-cell office:value-type="string" calcext:value-type="string">
            <text:p>https://www.youtube.com/watch?v=W9IHEqlGG1s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D6:Sheet1.I6 Sheet1.F15:Sheet1.I15">
            <calcext:condition calcext:apply-style-name="ConditionalStyle_1" calcext:value="formula-is(LEN(TRIM([.D6]))&gt;0)" calcext:base-cell-address="Sheet1.D6"/>
          </calcext:conditional-format>
        </calcext:conditional-formats>
      </table:table>
      <table:named-expressions/>
      <table:database-ranges>
        <table:database-range table:name="Table_1" table:target-range-address="Sheet1.A1:Sheet1.I2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"/>
    <style:font-face style:name="AmazonEmber-Regular" svg:font-family="AmazonEmber-Regular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6:36:40.344866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date>2020-04-12T16:53:21.405774143</dc:date>
    <meta:editing-duration>PT6M17S</meta:editing-duration>
    <meta:editing-cycles>1</meta:editing-cycles>
    <meta:document-statistic meta:table-count="1" meta:cell-count="151" meta:object-count="0"/>
  </office:meta>
</office:document-meta>
</file>